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6" table:style-name="ta1">
        <table:shapes>
          <draw:frame draw:z-index="0" draw:style-name="gr1" draw:text-style-name="P1" svg:width="221.09mm" svg:height="90.05mm" svg:x="271.21mm" svg:y="132.28mm">
            <loext:p draw:notify-on-update-of-ranges="Tabelle6.B1:Tabelle6.B1 Tabelle6.B2:Tabelle6.B65 Tabelle6.C1:Tabelle6.C1 Tabelle6.C2:Tabelle6.C6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apazität</text:p>
          </table:table-cell>
          <table:table-cell office:value-type="string" calcext:value-type="string">
            <text:p>1/C</text:p>
          </table:table-cell>
          <table:table-cell office:value-type="string" calcext:value-type="string">
            <text:p>Spannung</text:p>
          </table:table-cell>
        </table:table-row>
        <table:table-row table:style-name="ro1">
          <table:table-cell office:value-type="float" office:value="0.3731" calcext:value-type="float">
            <text:p>0,3731</text:p>
          </table:table-cell>
          <table:table-cell table:formula="of:=1/[.A2]" office:value-type="float" office:value="2.68024658268561" calcext:value-type="float">
            <text:p>2,68024658268561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0.3782" calcext:value-type="float">
            <text:p>0,3782</text:p>
          </table:table-cell>
          <table:table-cell table:formula="of:=1/[.A3]" office:value-type="float" office:value="2.64410364886304" calcext:value-type="float">
            <text:p>2,64410364886304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table:formula="of:=1/[.A4]" office:value-type="float" office:value="2.63157894736842" calcext:value-type="float">
            <text:p>2,63157894736842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table:formula="of:=1/[.A5]" office:value-type="float" office:value="2.56410256410256" calcext:value-type="float">
            <text:p>2,56410256410256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1/[.A6]" office:value-type="float" office:value="2.5" calcext:value-type="float">
            <text:p>2,5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table:formula="of:=1/[.A7]" office:value-type="float" office:value="2.38095238095238" calcext:value-type="float">
            <text:p>2,38095238095238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table:formula="of:=1/[.A8]" office:value-type="float" office:value="2.27272727272727" calcext:value-type="float">
            <text:p>2,27272727272727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table:formula="of:=1/[.A9]" office:value-type="float" office:value="2.17391304347826" calcext:value-type="float">
            <text:p>2,17391304347826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table:formula="of:=1/[.A10]" office:value-type="float" office:value="2.08333333333333" calcext:value-type="float">
            <text:p>2,08333333333333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1/[.A11]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table:formula="of:=1/[.A12]" office:value-type="float" office:value="1.92307692307692" calcext:value-type="float">
            <text:p>1,92307692307692</text:p>
          </table:table-cell>
          <table:table-cell office:value-type="float" office:value="33.2" calcext:value-type="float">
            <text:p>33,2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table:formula="of:=1/[.A13]" office:value-type="float" office:value="1.85185185185185" calcext:value-type="float">
            <text:p>1,85185185185185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table:formula="of:=1/[.A14]" office:value-type="float" office:value="1.78571428571429" calcext:value-type="float">
            <text:p>1,78571428571429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table:formula="of:=1/[.A15]" office:value-type="float" office:value="1.72413793103448" calcext:value-type="float">
            <text:p>1,72413793103448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1/[.A16]" office:value-type="float" office:value="1.66666666666667" calcext:value-type="float">
            <text:p>1,66666666666667</text:p>
          </table:table-cell>
          <table:table-cell office:value-type="float" office:value="50.7" calcext:value-type="float">
            <text:p>50,7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table:formula="of:=1/[.A17]" office:value-type="float" office:value="1.61290322580645" calcext:value-type="float">
            <text:p>1,61290322580645</text:p>
          </table:table-cell>
          <table:table-cell office:value-type="float" office:value="54.8" calcext:value-type="float">
            <text:p>54,8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1/[.A18]" office:value-type="float" office:value="1.53846153846154" calcext:value-type="float">
            <text:p>1,53846153846154</text:p>
          </table:table-cell>
          <table:table-cell office:value-type="float" office:value="61.3" calcext:value-type="float">
            <text:p>61,3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1/[.A19]" office:value-type="float" office:value="1.42857142857143" calcext:value-type="float">
            <text:p>1,42857142857143</text:p>
          </table:table-cell>
          <table:table-cell office:value-type="float" office:value="72.2" calcext:value-type="float">
            <text:p>72,2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table:formula="of:=1/[.A20]" office:value-type="float" office:value="2.7027027027027" calcext:value-type="float">
            <text:p>2,7027027027027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table:formula="of:=1/[.A21]" office:value-type="float" office:value="2.77777777777778" calcext:value-type="float">
            <text:p>2,77777777777778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formula="of:=1/[.A22]" office:value-type="float" office:value="2.85714285714286" calcext:value-type="float">
            <text:p>2,85714285714286</text:p>
          </table:table-cell>
          <table:table-cell office:value-type="float" office:value="9.3" calcext:value-type="float">
            <text:p>9,3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table:formula="of:=1/[.A23]" office:value-type="float" office:value="2.94117647058823" calcext:value-type="float">
            <text:p>2,94117647058823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table:formula="of:=1/[.A24]" office:value-type="float" office:value="3.125" calcext:value-type="float">
            <text:p>3,125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1/[.A25]" office:value-type="float" office:value="3.33333333333333" calcext:value-type="float">
            <text:p>3,33333333333333</text:p>
          </table:table-cell>
          <table:table-cell office:value-type="float" office:value="18.1" calcext:value-type="float">
            <text:p>18,1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table:formula="of:=1/[.A26]" office:value-type="float" office:value="3.57142857142857" calcext:value-type="float">
            <text:p>3,57142857142857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table:formula="of:=1/[.A27]" office:value-type="float" office:value="3.84615384615385" calcext:value-type="float">
            <text:p>3,84615384615385</text:p>
          </table:table-cell>
          <table:table-cell office:value-type="float" office:value="26.5" calcext:value-type="float">
            <text:p>26,5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table:formula="of:=1/[.A28]" office:value-type="float" office:value="4.16666666666667" calcext:value-type="float">
            <text:p>4,16666666666667</text:p>
          </table:table-cell>
          <table:table-cell office:value-type="float" office:value="30.8" calcext:value-type="float">
            <text:p>30,8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table:formula="of:=1/[.A29]" office:value-type="float" office:value="4.54545454545455" calcext:value-type="float">
            <text:p>4,54545454545455</text:p>
          </table:table-cell>
          <table:table-cell office:value-type="float" office:value="35.2" calcext:value-type="float">
            <text:p>35,2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table:formula="of:=1/[.A30]" office:value-type="float" office:value="5.55555555555556" calcext:value-type="float">
            <text:p>5,55555555555556</text:p>
          </table:table-cell>
          <table:table-cell office:value-type="float" office:value="44.2" calcext:value-type="float">
            <text:p>44,2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table:formula="of:=1/[.A31]" office:value-type="float" office:value="6.25" calcext:value-type="float">
            <text:p>6,25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table:formula="of:=1/[.A32]" office:value-type="float" office:value="7.14285714285714" calcext:value-type="float">
            <text:p>7,1428571428571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1/[.A33]" office:value-type="float" office:value="10" calcext:value-type="float">
            <text:p>10</text:p>
          </table:table-cell>
          <table:table-cell office:value-type="float" office:value="61.4" calcext:value-type="float">
            <text:p>61,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1/[.A34]" office:value-type="float" office:value="20" calcext:value-type="float">
            <text:p>20</text:p>
          </table:table-cell>
          <table:table-cell office:value-type="float" office:value="72.4" calcext:value-type="float">
            <text:p>72,4</text:p>
          </table:table-cell>
        </table:table-row>
        <table:table-row table:style-name="ro1">
          <table:table-cell/>
          <table:table-cell table:formula="of:=1/[.A3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3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3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3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3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4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4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4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4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4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4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4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4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4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4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6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6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6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6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6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65]" office:value-type="string" office:string-value="" calcext:value-type="error">
            <text:p>#DIV/0!</text:p>
          </table:table-cell>
          <table:table-cell/>
        </table:table-row>
      </table:table>
      <table:table table:name="Tabelle5" table:style-name="ta1">
        <table:shapes>
          <draw:frame draw:z-index="0" draw:style-name="gr1" draw:text-style-name="P1" svg:width="159.97mm" svg:height="90.04mm" svg:x="224.12mm" svg:y="97.48mm">
            <loext:p draw:notify-on-update-of-ranges="Tabelle5.B1:Tabelle5.B1 Tabelle5.B2:Tabelle5.B65 Tabelle5.C1:Tabelle5.C1 Tabelle5.C2:Tabelle5.C6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apazität</text:p>
          </table:table-cell>
          <table:table-cell office:value-type="string" calcext:value-type="string">
            <text:p>1/C</text:p>
          </table:table-cell>
          <table:table-cell office:value-type="string" calcext:value-type="string">
            <text:p>Spannung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table:formula="of:=1/[.A2]" office:value-type="float" office:value="2.63157894736842" calcext:value-type="float">
            <text:p>2,631578947368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372" calcext:value-type="float">
            <text:p>0,372</text:p>
          </table:table-cell>
          <table:table-cell table:formula="of:=1/[.A3]" office:value-type="float" office:value="2.68817204301075" calcext:value-type="float">
            <text:p>2,688172043010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table:formula="of:=1/[.A4]" office:value-type="float" office:value="2.77777777777778" calcext:value-type="float">
            <text:p>2,77777777777778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formula="of:=1/[.A5]" office:value-type="float" office:value="2.85714285714286" calcext:value-type="float">
            <text:p>2,857142857142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table:formula="of:=1/[.A6]" office:value-type="float" office:value="2.94117647058823" calcext:value-type="float">
            <text:p>2,94117647058823</text:p>
          </table:table-cell>
          <table:table-cell office:value-type="float" office:value="22.7" calcext:value-type="float">
            <text:p>22,7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table:formula="of:=1/[.A7]" office:value-type="float" office:value="3.03030303030303" calcext:value-type="float">
            <text:p>3,03030303030303</text:p>
          </table:table-cell>
          <table:table-cell office:value-type="float" office:value="23.5" calcext:value-type="float">
            <text:p>23,5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table:formula="of:=1/[.A8]" office:value-type="float" office:value="3.125" calcext:value-type="float">
            <text:p>3,125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table:formula="of:=1/[.A9]" office:value-type="float" office:value="3.2258064516129" calcext:value-type="float">
            <text:p>3,2258064516129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table:formula="of:=1/[.A10]" office:value-type="float" office:value="3.84615384615385" calcext:value-type="float">
            <text:p>3,84615384615385</text:p>
          </table:table-cell>
          <table:table-cell office:value-type="float" office:value="32.6" calcext:value-type="float">
            <text:p>32,6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table:formula="of:=1/[.A11]" office:value-type="float" office:value="4.16666666666667" calcext:value-type="float">
            <text:p>4,16666666666667</text:p>
          </table:table-cell>
          <table:table-cell office:value-type="float" office:value="36.1" calcext:value-type="float">
            <text:p>36,1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table:formula="of:=1/[.A12]" office:value-type="float" office:value="4.54545454545455" calcext:value-type="float">
            <text:p>4,54545454545455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table:formula="of:=1/[.A13]" office:value-type="float" office:value="6.25" calcext:value-type="float">
            <text:p>6,25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table:formula="of:=1/[.A14]" office:value-type="float" office:value="7.14285714285714" calcext:value-type="float">
            <text:p>7,14285714285714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table:formula="of:=1/[.A15]" office:value-type="float" office:value="8.33333333333333" calcext:value-type="float">
            <text:p>8,33333333333333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1/[.A16]" office:value-type="float" office:value="10" calcext:value-type="float">
            <text:p>10</text:p>
          </table:table-cell>
          <table:table-cell office:value-type="float" office:value="63.3" calcext:value-type="float">
            <text:p>63,3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1/[.A17]" office:value-type="float" office:value="20" calcext:value-type="float">
            <text:p>20</text:p>
          </table:table-cell>
          <table:table-cell office:value-type="float" office:value="73.6" calcext:value-type="float">
            <text:p>73,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1/[.A18]" office:value-type="float" office:value="2.5" calcext:value-type="float">
            <text:p>2,5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1/[.A19]" office:value-type="float" office:value="2.22222222222222" calcext:value-type="float">
            <text:p>2,22222222222222</text:p>
          </table:table-cell>
          <table:table-cell office:value-type="float" office:value="26.9" calcext:value-type="float">
            <text:p>26,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1/[.A20]" office:value-type="float" office:value="2" calcext:value-type="float">
            <text:p>2</text:p>
          </table:table-cell>
          <table:table-cell office:value-type="float" office:value="34.7" calcext:value-type="float">
            <text:p>34,7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table:formula="of:=1/[.A21]" office:value-type="float" office:value="1.81818181818182" calcext:value-type="float">
            <text:p>1,81818181818182</text:p>
          </table:table-cell>
          <table:table-cell office:value-type="float" office:value="43.7" calcext:value-type="float">
            <text:p>43,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1/[.A22]" office:value-type="float" office:value="1.66666666666667" calcext:value-type="float">
            <text:p>1,66666666666667</text:p>
          </table:table-cell>
          <table:table-cell office:value-type="float" office:value="53.4" calcext:value-type="float">
            <text:p>53,4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1/[.A23]" office:value-type="float" office:value="1.53846153846154" calcext:value-type="float">
            <text:p>1,53846153846154</text:p>
          </table:table-cell>
          <table:table-cell office:value-type="float" office:value="65.3" calcext:value-type="float">
            <text:p>65,3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1/[.A24]" office:value-type="float" office:value="1.42857142857143" calcext:value-type="float">
            <text:p>1,42857142857143</text:p>
          </table:table-cell>
          <table:table-cell office:value-type="float" office:value="75.4" calcext:value-type="float">
            <text:p>75,4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table:formula="of:=1/[.A25]" office:value-type="float" office:value="2.56410256410256" calcext:value-type="float">
            <text:p>2,56410256410256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float" office:value="0.415" calcext:value-type="float">
            <text:p>0,415</text:p>
          </table:table-cell>
          <table:table-cell table:formula="of:=1/[.A26]" office:value-type="float" office:value="2.40963855421687" calcext:value-type="float">
            <text:p>2,40963855421687</text:p>
          </table:table-cell>
          <table:table-cell office:value-type="float" office:value="23.1" calcext:value-type="float">
            <text:p>23,1</text:p>
          </table:table-cell>
        </table:table-row>
        <table:table-row table:style-name="ro1">
          <table:table-cell office:value-type="float" office:value="0.425" calcext:value-type="float">
            <text:p>0,425</text:p>
          </table:table-cell>
          <table:table-cell table:formula="of:=1/[.A27]" office:value-type="float" office:value="2.35294117647059" calcext:value-type="float">
            <text:p>2,352941176470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475" calcext:value-type="float">
            <text:p>0,475</text:p>
          </table:table-cell>
          <table:table-cell table:formula="of:=1/[.A28]" office:value-type="float" office:value="2.10526315789474" calcext:value-type="float">
            <text:p>2,10526315789474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/>
          <table:table-cell table:formula="of:=1/[.A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3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3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3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3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3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3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3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3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3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4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4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4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4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4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4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4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4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4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4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6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6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6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6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6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65]" office:value-type="string" office:string-value="" calcext:value-type="error">
            <text:p>#DIV/0!</text:p>
          </table:table-cell>
          <table:table-cell/>
        </table:table-row>
      </table:table>
      <table:table table:name="Tabelle4" table:style-name="ta1">
        <table:shapes>
          <draw:frame draw:z-index="0" draw:style-name="gr2" draw:text-style-name="P1" svg:width="159.97mm" svg:height="90.04mm" svg:x="233.48mm" svg:y="108.11mm">
            <loext:p draw:notify-on-update-of-ranges="Tabelle4.B1:Tabelle4.B1 Tabelle4.B2:Tabelle4.B60 Tabelle4.C1:Tabelle4.C1 Tabelle4.C2:Tabelle4.C60" text:style-name="P2">0,34050,</loext:p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apazität</text:p>
          </table:table-cell>
          <table:table-cell office:value-type="string" calcext:value-type="string">
            <text:p>1/C</text:p>
          </table:table-cell>
          <table:table-cell office:value-type="string" calcext:value-type="string">
            <text:p>Spannung</text:p>
          </table:table-cell>
        </table:table-row>
        <table:table-row table:style-name="ro1">
          <table:table-cell office:value-type="float" office:value="0.3791" calcext:value-type="float">
            <text:p>0,3791</text:p>
          </table:table-cell>
          <table:table-cell table:formula="of:=1/[.A2]" office:value-type="float" office:value="2.63782643102084" calcext:value-type="float">
            <text:p>2,63782643102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795" calcext:value-type="float">
            <text:p>0,3795</text:p>
          </table:table-cell>
          <table:table-cell table:formula="of:=1/[.A3]" office:value-type="float" office:value="2.63504611330698" calcext:value-type="float">
            <text:p>2,635046113306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77" calcext:value-type="float">
            <text:p>0,377</text:p>
          </table:table-cell>
          <table:table-cell table:formula="of:=1/[.A4]" office:value-type="float" office:value="2.6525198938992" calcext:value-type="float">
            <text:p>2,65251989389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804" calcext:value-type="float">
            <text:p>0,3804</text:p>
          </table:table-cell>
          <table:table-cell table:formula="of:=1/[.A5]" office:value-type="float" office:value="2.62881177707676" calcext:value-type="float">
            <text:p>2,628811777076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815" calcext:value-type="float">
            <text:p>0,3815</text:p>
          </table:table-cell>
          <table:table-cell table:formula="of:=1/[.A6]" office:value-type="float" office:value="2.62123197903014" calcext:value-type="float">
            <text:p>2,62123197903014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0.3825" calcext:value-type="float">
            <text:p>0,3825</text:p>
          </table:table-cell>
          <table:table-cell table:formula="of:=1/[.A7]" office:value-type="float" office:value="2.61437908496732" calcext:value-type="float">
            <text:p>2,6143790849673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0.3835" calcext:value-type="float">
            <text:p>0,3835</text:p>
          </table:table-cell>
          <table:table-cell table:formula="of:=1/[.A8]" office:value-type="float" office:value="2.60756192959583" calcext:value-type="float">
            <text:p>2,60756192959583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0.3845" calcext:value-type="float">
            <text:p>0,3845</text:p>
          </table:table-cell>
          <table:table-cell table:formula="of:=1/[.A9]" office:value-type="float" office:value="2.60078023407022" calcext:value-type="float">
            <text:p>2,60078023407022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0.3855" calcext:value-type="float">
            <text:p>0,3855</text:p>
          </table:table-cell>
          <table:table-cell table:formula="of:=1/[.A10]" office:value-type="float" office:value="2.59403372243839" calcext:value-type="float">
            <text:p>2,59403372243839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0.3865" calcext:value-type="float">
            <text:p>0,3865</text:p>
          </table:table-cell>
          <table:table-cell table:formula="of:=1/[.A11]" office:value-type="float" office:value="2.58732212160414" calcext:value-type="float">
            <text:p>2,58732212160414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0.3875" calcext:value-type="float">
            <text:p>0,3875</text:p>
          </table:table-cell>
          <table:table-cell table:formula="of:=1/[.A12]" office:value-type="float" office:value="2.58064516129032" calcext:value-type="float">
            <text:p>2,58064516129032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0.3885" calcext:value-type="float">
            <text:p>0,3885</text:p>
          </table:table-cell>
          <table:table-cell table:formula="of:=1/[.A13]" office:value-type="float" office:value="2.57400257400257" calcext:value-type="float">
            <text:p>2,57400257400257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0.3945" calcext:value-type="float">
            <text:p>0,3945</text:p>
          </table:table-cell>
          <table:table-cell table:formula="of:=1/[.A14]" office:value-type="float" office:value="2.53485424588086" calcext:value-type="float">
            <text:p>2,53485424588086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0.3975" calcext:value-type="float">
            <text:p>0,3975</text:p>
          </table:table-cell>
          <table:table-cell table:formula="of:=1/[.A15]" office:value-type="float" office:value="2.51572327044025" calcext:value-type="float">
            <text:p>2,515723270440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4005" calcext:value-type="float">
            <text:p>0,4005</text:p>
          </table:table-cell>
          <table:table-cell table:formula="of:=1/[.A16]" office:value-type="float" office:value="2.49687890137328" calcext:value-type="float">
            <text:p>2,49687890137328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0.4025" calcext:value-type="float">
            <text:p>0,4025</text:p>
          </table:table-cell>
          <table:table-cell table:formula="of:=1/[.A17]" office:value-type="float" office:value="2.48447204968944" calcext:value-type="float">
            <text:p>2,484472049689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045" calcext:value-type="float">
            <text:p>0,4045</text:p>
          </table:table-cell>
          <table:table-cell table:formula="of:=1/[.A18]" office:value-type="float" office:value="2.47218788627936" calcext:value-type="float">
            <text:p>2,47218788627936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0.4065" calcext:value-type="float">
            <text:p>0,4065</text:p>
          </table:table-cell>
          <table:table-cell table:formula="of:=1/[.A19]" office:value-type="float" office:value="2.460024600246" calcext:value-type="float">
            <text:p>2,460024600246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0.4105" calcext:value-type="float">
            <text:p>0,4105</text:p>
          </table:table-cell>
          <table:table-cell table:formula="of:=1/[.A20]" office:value-type="float" office:value="2.43605359317905" calcext:value-type="float">
            <text:p>2,43605359317905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0.4155" calcext:value-type="float">
            <text:p>0,4155</text:p>
          </table:table-cell>
          <table:table-cell table:formula="of:=1/[.A21]" office:value-type="float" office:value="2.40673886883273" calcext:value-type="float">
            <text:p>2,40673886883273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0.4205" calcext:value-type="float">
            <text:p>0,4205</text:p>
          </table:table-cell>
          <table:table-cell table:formula="of:=1/[.A22]" office:value-type="float" office:value="2.37812128418549" calcext:value-type="float">
            <text:p>2,37812128418549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float" office:value="0.4255" calcext:value-type="float">
            <text:p>0,4255</text:p>
          </table:table-cell>
          <table:table-cell table:formula="of:=1/[.A23]" office:value-type="float" office:value="2.35017626321974" calcext:value-type="float">
            <text:p>2,35017626321974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0.4305" calcext:value-type="float">
            <text:p>0,4305</text:p>
          </table:table-cell>
          <table:table-cell table:formula="of:=1/[.A24]" office:value-type="float" office:value="2.32288037166086" calcext:value-type="float">
            <text:p>2,32288037166086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0.4355" calcext:value-type="float">
            <text:p>0,4355</text:p>
          </table:table-cell>
          <table:table-cell table:formula="of:=1/[.A25]" office:value-type="float" office:value="2.29621125143513" calcext:value-type="float">
            <text:p>2,29621125143513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0.4455" calcext:value-type="float">
            <text:p>0,4455</text:p>
          </table:table-cell>
          <table:table-cell table:formula="of:=1/[.A26]" office:value-type="float" office:value="2.24466891133558" calcext:value-type="float">
            <text:p>2,24466891133558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0.4555" calcext:value-type="float">
            <text:p>0,4555</text:p>
          </table:table-cell>
          <table:table-cell table:formula="of:=1/[.A27]" office:value-type="float" office:value="2.1953896816685" calcext:value-type="float">
            <text:p>2,1953896816685</text:p>
          </table:table-cell>
          <table:table-cell office:value-type="float" office:value="18.1" calcext:value-type="float">
            <text:p>18,1</text:p>
          </table:table-cell>
        </table:table-row>
        <table:table-row table:style-name="ro1">
          <table:table-cell office:value-type="float" office:value="0.4655" calcext:value-type="float">
            <text:p>0,4655</text:p>
          </table:table-cell>
          <table:table-cell table:formula="of:=1/[.A28]" office:value-type="float" office:value="2.14822771213749" calcext:value-type="float">
            <text:p>2,14822771213749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office:value-type="float" office:value="0.4755" calcext:value-type="float">
            <text:p>0,4755</text:p>
          </table:table-cell>
          <table:table-cell table:formula="of:=1/[.A29]" office:value-type="float" office:value="2.10304942166141" calcext:value-type="float">
            <text:p>2,10304942166141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office:value-type="float" office:value="0.4855" calcext:value-type="float">
            <text:p>0,4855</text:p>
          </table:table-cell>
          <table:table-cell table:formula="of:=1/[.A30]" office:value-type="float" office:value="2.05973223480947" calcext:value-type="float">
            <text:p>2,05973223480947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office:value-type="float" office:value="0.4955" calcext:value-type="float">
            <text:p>0,4955</text:p>
          </table:table-cell>
          <table:table-cell table:formula="of:=1/[.A31]" office:value-type="float" office:value="2.01816347124117" calcext:value-type="float">
            <text:p>2,01816347124117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float" office:value="0.5055" calcext:value-type="float">
            <text:p>0,5055</text:p>
          </table:table-cell>
          <table:table-cell table:formula="of:=1/[.A32]" office:value-type="float" office:value="1.9782393669634" calcext:value-type="float">
            <text:p>1,97823936696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5155" calcext:value-type="float">
            <text:p>0,5155</text:p>
          </table:table-cell>
          <table:table-cell table:formula="of:=1/[.A33]" office:value-type="float" office:value="1.93986420950533" calcext:value-type="float">
            <text:p>1,93986420950533</text:p>
          </table:table-cell>
          <table:table-cell office:value-type="float" office:value="31.2" calcext:value-type="float">
            <text:p>31,2</text:p>
          </table:table-cell>
        </table:table-row>
        <table:table-row table:style-name="ro1">
          <table:table-cell office:value-type="float" office:value="0.5455" calcext:value-type="float">
            <text:p>0,5455</text:p>
          </table:table-cell>
          <table:table-cell table:formula="of:=1/[.A34]" office:value-type="float" office:value="1.83318056828598" calcext:value-type="float">
            <text:p>1,83318056828598</text:p>
          </table:table-cell>
          <table:table-cell office:value-type="float" office:value="37.8" calcext:value-type="float">
            <text:p>37,8</text:p>
          </table:table-cell>
        </table:table-row>
        <table:table-row table:style-name="ro1">
          <table:table-cell office:value-type="float" office:value="0.5755" calcext:value-type="float">
            <text:p>0,5755</text:p>
          </table:table-cell>
          <table:table-cell table:formula="of:=1/[.A35]" office:value-type="float" office:value="1.73761946133797" calcext:value-type="float">
            <text:p>1,73761946133797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float" office:value="0.6055" calcext:value-type="float">
            <text:p>0,6055</text:p>
          </table:table-cell>
          <table:table-cell table:formula="of:=1/[.A36]" office:value-type="float" office:value="1.65152766308836" calcext:value-type="float">
            <text:p>1,65152766308836</text:p>
          </table:table-cell>
          <table:table-cell office:value-type="float" office:value="51.2" calcext:value-type="float">
            <text:p>51,2</text:p>
          </table:table-cell>
        </table:table-row>
        <table:table-row table:style-name="ro1">
          <table:table-cell office:value-type="float" office:value="0.7055" calcext:value-type="float">
            <text:p>0,7055</text:p>
          </table:table-cell>
          <table:table-cell table:formula="of:=1/[.A37]" office:value-type="float" office:value="1.41743444365698" calcext:value-type="float">
            <text:p>1,4174344436569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.3705" calcext:value-type="float">
            <text:p>0,3705</text:p>
          </table:table-cell>
          <table:table-cell table:formula="of:=1/[.A38]" office:value-type="float" office:value="2.69905533063428" calcext:value-type="float">
            <text:p>2,69905533063428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0.3605" calcext:value-type="float">
            <text:p>0,3605</text:p>
          </table:table-cell>
          <table:table-cell table:formula="of:=1/[.A39]" office:value-type="float" office:value="2.77392510402219" calcext:value-type="float">
            <text:p>2,77392510402219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0.3505" calcext:value-type="float">
            <text:p>0,3505</text:p>
          </table:table-cell>
          <table:table-cell table:formula="of:=1/[.A40]" office:value-type="float" office:value="2.85306704707561" calcext:value-type="float">
            <text:p>2,85306704707561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0.3405" calcext:value-type="float">
            <text:p>0,3405</text:p>
          </table:table-cell>
          <table:table-cell table:formula="of:=1/[.A41]" office:value-type="float" office:value="2.93685756240822" calcext:value-type="float">
            <text:p>2,93685756240822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0.3305" calcext:value-type="float">
            <text:p>0,3305</text:p>
          </table:table-cell>
          <table:table-cell table:formula="of:=1/[.A42]" office:value-type="float" office:value="3.02571860816944" calcext:value-type="float">
            <text:p>3,02571860816944</text:p>
          </table:table-cell>
          <table:table-cell office:value-type="float" office:value="11.3" calcext:value-type="float">
            <text:p>11,3</text:p>
          </table:table-cell>
        </table:table-row>
        <table:table-row table:style-name="ro1">
          <table:table-cell office:value-type="float" office:value="0.3205" calcext:value-type="float">
            <text:p>0,3205</text:p>
          </table:table-cell>
          <table:table-cell table:formula="of:=1/[.A43]" office:value-type="float" office:value="3.1201248049922" calcext:value-type="float">
            <text:p>3,1201248049922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0.3105" calcext:value-type="float">
            <text:p>0,3105</text:p>
          </table:table-cell>
          <table:table-cell table:formula="of:=1/[.A44]" office:value-type="float" office:value="3.22061191626409" calcext:value-type="float">
            <text:p>3,22061191626409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0.3005" calcext:value-type="float">
            <text:p>0,3005</text:p>
          </table:table-cell>
          <table:table-cell table:formula="of:=1/[.A45]" office:value-type="float" office:value="3.32778702163062" calcext:value-type="float">
            <text:p>3,32778702163062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0.2905" calcext:value-type="float">
            <text:p>0,2905</text:p>
          </table:table-cell>
          <table:table-cell table:formula="of:=1/[.A46]" office:value-type="float" office:value="3.44234079173838" calcext:value-type="float">
            <text:p>3,44234079173838</text:p>
          </table:table-cell>
          <table:table-cell office:value-type="float" office:value="19.7" calcext:value-type="float">
            <text:p>19,7</text:p>
          </table:table-cell>
        </table:table-row>
        <table:table-row table:style-name="ro1">
          <table:table-cell office:value-type="float" office:value="0.2805" calcext:value-type="float">
            <text:p>0,2805</text:p>
          </table:table-cell>
          <table:table-cell table:formula="of:=1/[.A47]" office:value-type="float" office:value="3.5650623885918" calcext:value-type="float">
            <text:p>3,5650623885918</text:p>
          </table:table-cell>
          <table:table-cell office:value-type="float" office:value="21.9" calcext:value-type="float">
            <text:p>21,9</text:p>
          </table:table-cell>
        </table:table-row>
        <table:table-row table:style-name="ro1">
          <table:table-cell office:value-type="float" office:value="0.2705" calcext:value-type="float">
            <text:p>0,2705</text:p>
          </table:table-cell>
          <table:table-cell table:formula="of:=1/[.A48]" office:value-type="float" office:value="3.69685767097967" calcext:value-type="float">
            <text:p>3,69685767097967</text:p>
          </table:table-cell>
          <table:table-cell office:value-type="float" office:value="24.1" calcext:value-type="float">
            <text:p>24,1</text:p>
          </table:table-cell>
        </table:table-row>
        <table:table-row table:style-name="ro1">
          <table:table-cell office:value-type="float" office:value="0.2605" calcext:value-type="float">
            <text:p>0,2605</text:p>
          </table:table-cell>
          <table:table-cell table:formula="of:=1/[.A49]" office:value-type="float" office:value="3.83877159309021" calcext:value-type="float">
            <text:p>3,83877159309021</text:p>
          </table:table-cell>
          <table:table-cell office:value-type="float" office:value="26.3" calcext:value-type="float">
            <text:p>26,3</text:p>
          </table:table-cell>
        </table:table-row>
        <table:table-row table:style-name="ro1">
          <table:table-cell office:value-type="float" office:value="0.2505" calcext:value-type="float">
            <text:p>0,2505</text:p>
          </table:table-cell>
          <table:table-cell table:formula="of:=1/[.A50]" office:value-type="float" office:value="3.99201596806387" calcext:value-type="float">
            <text:p>3,99201596806387</text:p>
          </table:table-cell>
          <table:table-cell office:value-type="float" office:value="28.5" calcext:value-type="float">
            <text:p>28,5</text:p>
          </table:table-cell>
        </table:table-row>
        <table:table-row table:style-name="ro1">
          <table:table-cell office:value-type="float" office:value="0.2405" calcext:value-type="float">
            <text:p>0,2405</text:p>
          </table:table-cell>
          <table:table-cell table:formula="of:=1/[.A51]" office:value-type="float" office:value="4.15800415800416" calcext:value-type="float">
            <text:p>4,15800415800416</text:p>
          </table:table-cell>
          <table:table-cell office:value-type="float" office:value="30.8" calcext:value-type="float">
            <text:p>30,8</text:p>
          </table:table-cell>
        </table:table-row>
        <table:table-row table:style-name="ro1">
          <table:table-cell office:value-type="float" office:value="0.2305" calcext:value-type="float">
            <text:p>0,2305</text:p>
          </table:table-cell>
          <table:table-cell table:formula="of:=1/[.A52]" office:value-type="float" office:value="4.33839479392625" calcext:value-type="float">
            <text:p>4,33839479392625</text:p>
          </table:table-cell>
          <table:table-cell office:value-type="float" office:value="33.1" calcext:value-type="float">
            <text:p>33,1</text:p>
          </table:table-cell>
        </table:table-row>
        <table:table-row table:style-name="ro1">
          <table:table-cell office:value-type="float" office:value="0.2205" calcext:value-type="float">
            <text:p>0,2205</text:p>
          </table:table-cell>
          <table:table-cell table:formula="of:=1/[.A53]" office:value-type="float" office:value="4.53514739229025" calcext:value-type="float">
            <text:p>4,53514739229025</text:p>
          </table:table-cell>
          <table:table-cell office:value-type="float" office:value="35.3" calcext:value-type="float">
            <text:p>35,3</text:p>
          </table:table-cell>
        </table:table-row>
        <table:table-row table:style-name="ro1">
          <table:table-cell office:value-type="float" office:value="0.2105" calcext:value-type="float">
            <text:p>0,2105</text:p>
          </table:table-cell>
          <table:table-cell table:formula="of:=1/[.A54]" office:value-type="float" office:value="4.75059382422803" calcext:value-type="float">
            <text:p>4,75059382422803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0.2005" calcext:value-type="float">
            <text:p>0,2005</text:p>
          </table:table-cell>
          <table:table-cell table:formula="of:=1/[.A55]" office:value-type="float" office:value="4.98753117206983" calcext:value-type="float">
            <text:p>4,9875311720698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1005" calcext:value-type="float">
            <text:p>0,1005</text:p>
          </table:table-cell>
          <table:table-cell table:formula="of:=1/[.A56]" office:value-type="float" office:value="9.9502487562189" calcext:value-type="float">
            <text:p>9,9502487562189</text:p>
          </table:table-cell>
          <table:table-cell office:value-type="float" office:value="61.9" calcext:value-type="float">
            <text:p>61,9</text:p>
          </table:table-cell>
        </table:table-row>
        <table:table-row table:style-name="ro1">
          <table:table-cell office:value-type="float" office:value="0.0505" calcext:value-type="float">
            <text:p>0,0505</text:p>
          </table:table-cell>
          <table:table-cell table:formula="of:=1/[.A57]" office:value-type="float" office:value="19.8019801980198" calcext:value-type="float">
            <text:p>19,8019801980198</text:p>
          </table:table-cell>
          <table:table-cell office:value-type="float" office:value="72.8" calcext:value-type="float">
            <text:p>72,8</text:p>
          </table:table-cell>
        </table:table-row>
        <table:table-row table:style-name="ro1">
          <table:table-cell/>
          <table:table-cell table:formula="of:=1/[.A5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5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6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6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6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6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6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65]" office:value-type="string" office:string-value="" calcext:value-type="error">
            <text:p>#DIV/0!</text:p>
          </table:table-cell>
          <table:table-cell/>
        </table:table-row>
      </table:table>
      <table:table table:name="Tabelle3" table:style-name="ta1">
        <table:shapes>
          <draw:frame draw:z-index="0" draw:style-name="gr1" draw:text-style-name="P1" svg:width="159.99mm" svg:height="89.99mm" svg:x="68.74mm" svg:y="1mm">
            <loext:p draw:notify-on-update-of-ranges="Tabelle3.B1:Tabelle3.B1 Tabelle3.B2:Tabelle3.B38 Tabelle3.C1:Tabelle3.C1 Tabelle3.C2:Tabelle3.C3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apazität</text:p>
          </table:table-cell>
          <table:table-cell office:value-type="string" calcext:value-type="string">
            <text:p>1/C</text:p>
          </table:table-cell>
          <table:table-cell office:value-type="string" calcext:value-type="string">
            <text:p>Spannu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A2]" office:value-type="float" office:value="0.1" calcext:value-type="float">
            <text:p>0,1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table:formula="of:=1/[.A3]" office:value-type="float" office:value="0.101010101010101" calcext:value-type="float">
            <text:p>0,101010101010101</text:p>
          </table:table-cell>
          <table:table-cell office:value-type="float" office:value="13.7" calcext:value-type="float">
            <text:p>13,7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table:formula="of:=1/[.A4]" office:value-type="float" office:value="0.102040816326531" calcext:value-type="float">
            <text:p>0,102040816326531</text:p>
          </table:table-cell>
          <table:table-cell office:value-type="float" office:value="12.9" calcext:value-type="float">
            <text:p>12,9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table:formula="of:=1/[.A5]" office:value-type="float" office:value="0.103092783505155" calcext:value-type="float">
            <text:p>0,1030927835051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table:formula="of:=1/[.A6]" office:value-type="float" office:value="0.104166666666667" calcext:value-type="float">
            <text:p>0,1041666666666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formula="of:=1/[.A7]" office:value-type="float" office:value="0.105263157894737" calcext:value-type="float">
            <text:p>0,105263157894737</text:p>
          </table:table-cell>
          <table:table-cell office:value-type="float" office:value="10.1" calcext:value-type="float">
            <text:p>10,1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table:formula="of:=1/[.A8]" office:value-type="float" office:value="0.106382978723404" calcext:value-type="float">
            <text:p>0,106382978723404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table:formula="of:=1/[.A9]" office:value-type="float" office:value="0.10752688172043" calcext:value-type="float">
            <text:p>0,10752688172043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table:formula="of:=1/[.A10]" office:value-type="float" office:value="0.108695652173913" calcext:value-type="float">
            <text:p>0,108695652173913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table:formula="of:=1/[.A11]" office:value-type="float" office:value="0.10989010989011" calcext:value-type="float">
            <text:p>0,10989010989011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[.A12]" office:value-type="float" office:value="0.111111111111111" calcext:value-type="float">
            <text:p>0,111111111111111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formula="of:=1/[.A13]" office:value-type="float" office:value="0.117647058823529" calcext:value-type="float">
            <text:p>0,117647058823529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A14]" office:value-type="float" office:value="0.125" calcext:value-type="float">
            <text:p>0,125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table:formula="of:=1/[.A15]" office:value-type="float" office:value="0.133333333333333" calcext:value-type="float">
            <text:p>0,13333333333333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[.A16]" office:value-type="float" office:value="0.142857142857143" calcext:value-type="float">
            <text:p>0,142857142857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table:formula="of:=1/[.A17]" office:value-type="float" office:value="0.099009900990099" calcext:value-type="float">
            <text:p>0,099009900990099</text:p>
          </table:table-cell>
          <table:table-cell office:value-type="float" office:value="14.3" calcext:value-type="float">
            <text:p>14,3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table:formula="of:=1/[.A18]" office:value-type="float" office:value="0.0980392156862745" calcext:value-type="float">
            <text:p>0,098039215686275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table:formula="of:=1/[.A19]" office:value-type="float" office:value="0.0970873786407767" calcext:value-type="float">
            <text:p>0,097087378640777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table:formula="of:=1/[.A20]" office:value-type="float" office:value="0.0961538461538462" calcext:value-type="float">
            <text:p>0,0961538461538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table:formula="of:=1/[.A21]" office:value-type="float" office:value="0.0952380952380952" calcext:value-type="float">
            <text:p>0,095238095238095</text:p>
          </table:table-cell>
          <table:table-cell office:value-type="float" office:value="12.1" calcext:value-type="float">
            <text:p>12,1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table:formula="of:=1/[.A22]" office:value-type="float" office:value="0.0943396226415094" calcext:value-type="float">
            <text:p>0,09433962264151</text:p>
          </table:table-cell>
          <table:table-cell office:value-type="float" office:value="11.3" calcext:value-type="float">
            <text:p>11,3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table:formula="of:=1/[.A23]" office:value-type="float" office:value="0.0934579439252336" calcext:value-type="float">
            <text:p>0,093457943925234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table:formula="of:=1/[.A24]" office:value-type="float" office:value="0.0925925925925926" calcext:value-type="float">
            <text:p>0,092592592592593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table:formula="of:=1/[.A25]" office:value-type="float" office:value="0.091743119266055" calcext:value-type="float">
            <text:p>0,091743119266055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[.A26]" office:value-type="float" office:value="0.0909090909090909" calcext:value-type="float">
            <text:p>0,090909090909091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table:formula="of:=1/[.A27]" office:value-type="float" office:value="0.0869565217391304" calcext:value-type="float">
            <text:p>0,0869565217391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[.A28]" office:value-type="float" office:value="0.0833333333333333" calcext:value-type="float">
            <text:p>0,083333333333333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table:formula="of:=1/[.A29]" office:value-type="float" office:value="0.08" calcext:value-type="float">
            <text:p>0,08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[.A30]" office:value-type="float" office:value="0.0769230769230769" calcext:value-type="float">
            <text:p>0,076923076923077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table:formula="of:=1/[.A31]" office:value-type="float" office:value="0.0740740740740741" calcext:value-type="float">
            <text:p>0,074074074074074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table:formula="of:=1/[.A32]" office:value-type="float" office:value="0.0892857142857143" calcext:value-type="float">
            <text:p>0,0892857142857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1/[.A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3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3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3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3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1/[.A38]" office:value-type="string" office:string-value="" calcext:value-type="error">
            <text:p>#DIV/0!</text:p>
          </table:table-cell>
          <table:table-cell/>
        </table:table-row>
      </table:table>
      <table:table table:name="Tabelle2" table:style-name="ta1">
        <table:shapes>
          <draw:frame draw:z-index="0" draw:style-name="gr1" draw:text-style-name="P1" svg:width="159.97mm" svg:height="90.04mm" svg:x="196.04mm" svg:y="27.89mm">
            <loext:p draw:notify-on-update-of-ranges="Tabelle2.B1:Tabelle2.B1 Tabelle2.B2:Tabelle2.B46 Tabelle2.C1:Tabelle2.C1 Tabelle2.C2:Tabelle2.C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apazität</text:p>
          </table:table-cell>
          <table:table-cell office:value-type="string" calcext:value-type="string">
            <text:p>1/C</text:p>
          </table:table-cell>
          <table:table-cell office:value-type="string" calcext:value-type="string">
            <text:p>Spannung</text:p>
          </table:table-cell>
          <table:table-cell office:value-type="string" calcext:value-type="string">
            <text:p>Spannungpeak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table:formula="of:=1/[.A2]" office:value-type="float" office:value="0.0934579439252336" calcext:value-type="float">
            <text:p>0,093457943925234</text:p>
          </table:table-cell>
          <table:table-cell office:value-type="float" office:value="23.1" calcext:value-type="float">
            <text:p>23,1</text:p>
          </table:table-cell>
          <table:table-cell/>
        </table:table-row>
        <table:table-row table:style-name="ro1">
          <table:table-cell office:value-type="float" office:value="10.8" calcext:value-type="float">
            <text:p>10,8</text:p>
          </table:table-cell>
          <table:table-cell table:formula="of:=1/[.A3]" office:value-type="float" office:value="0.0925925925925926" calcext:value-type="float">
            <text:p>0,092592592592593</text:p>
          </table:table-cell>
          <table:table-cell office:value-type="float" office:value="22.7" calcext:value-type="float">
            <text:p>22,7</text:p>
          </table:table-cell>
          <table:table-cell/>
        </table:table-row>
        <table:table-row table:style-name="ro1">
          <table:table-cell office:value-type="float" office:value="10.9" calcext:value-type="float">
            <text:p>10,9</text:p>
          </table:table-cell>
          <table:table-cell table:formula="of:=1/[.A4]" office:value-type="float" office:value="0.091743119266055" calcext:value-type="float">
            <text:p>0,091743119266055</text:p>
          </table:table-cell>
          <table:table-cell office:value-type="float" office:value="21.5" calcext:value-type="float">
            <text:p>21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[.A5]" office:value-type="float" office:value="0.0909090909090909" calcext:value-type="float">
            <text:p>0,090909090909091</text:p>
          </table:table-cell>
          <table:table-cell office:value-type="float" office:value="19.7" calcext:value-type="float">
            <text:p>19,7</text:p>
          </table:table-cell>
          <table:table-cell/>
        </table:table-row>
        <table:table-row table:style-name="ro1">
          <table:table-cell office:value-type="float" office:value="11.1" calcext:value-type="float">
            <text:p>11,1</text:p>
          </table:table-cell>
          <table:table-cell table:formula="of:=1/[.A6]" office:value-type="float" office:value="0.0900900900900901" calcext:value-type="float">
            <text:p>0,09009009009009</text:p>
          </table:table-cell>
          <table:table-cell office:value-type="float" office:value="17.9" calcext:value-type="float">
            <text:p>17,9</text:p>
          </table:table-cell>
          <table:table-cell/>
        </table:table-row>
        <table:table-row table:style-name="ro1">
          <table:table-cell office:value-type="float" office:value="11.2" calcext:value-type="float">
            <text:p>11,2</text:p>
          </table:table-cell>
          <table:table-cell table:formula="of:=1/[.A7]" office:value-type="float" office:value="0.0892857142857143" calcext:value-type="float">
            <text:p>0,089285714285714</text:p>
          </table:table-cell>
          <table:table-cell office:value-type="float" office:value="16.2" calcext:value-type="float">
            <text:p>16,2</text:p>
          </table:table-cell>
          <table:table-cell/>
        </table:table-row>
        <table:table-row table:style-name="ro1">
          <table:table-cell office:value-type="float" office:value="11.3" calcext:value-type="float">
            <text:p>11,3</text:p>
          </table:table-cell>
          <table:table-cell table:formula="of:=1/[.A8]" office:value-type="float" office:value="0.0884955752212389" calcext:value-type="float">
            <text:p>0,088495575221239</text:p>
          </table:table-cell>
          <table:table-cell office:value-type="float" office:value="14.6" calcext:value-type="float">
            <text:p>14,6</text:p>
          </table:table-cell>
          <table:table-cell/>
        </table:table-row>
        <table:table-row table:style-name="ro1">
          <table:table-cell office:value-type="float" office:value="11.4" calcext:value-type="float">
            <text:p>11,4</text:p>
          </table:table-cell>
          <table:table-cell table:formula="of:=1/[.A9]" office:value-type="float" office:value="0.087719298245614" calcext:value-type="float">
            <text:p>0,087719298245614</text:p>
          </table:table-cell>
          <table:table-cell office:value-type="float" office:value="13.4" calcext:value-type="float">
            <text:p>13,4</text:p>
          </table:table-cell>
          <table:table-cell/>
        </table:table-row>
        <table:table-row table:style-name="ro1">
          <table:table-cell office:value-type="float" office:value="11.5" calcext:value-type="float">
            <text:p>11,5</text:p>
          </table:table-cell>
          <table:table-cell table:formula="of:=1/[.A10]" office:value-type="float" office:value="0.0869565217391304" calcext:value-type="float">
            <text:p>0,086956521739131</text:p>
          </table:table-cell>
          <table:table-cell office:value-type="float" office:value="12.2" calcext:value-type="float">
            <text:p>12,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[.A11]" office:value-type="float" office:value="0.0833333333333333" calcext:value-type="float">
            <text:p>0,083333333333333</text:p>
          </table:table-cell>
          <table:table-cell office:value-type="float" office:value="8.5" calcext:value-type="float">
            <text:p>8,5</text:p>
          </table:table-cell>
          <table:table-cell/>
        </table:table-row>
        <table:table-row table:style-name="ro1">
          <table:table-cell office:value-type="float" office:value="12.5" calcext:value-type="float">
            <text:p>12,5</text:p>
          </table:table-cell>
          <table:table-cell table:formula="of:=1/[.A12]" office:value-type="float" office:value="0.08" calcext:value-type="float">
            <text:p>0,08</text:p>
          </table:table-cell>
          <table:table-cell office:value-type="float" office:value="6.5" calcext:value-type="float">
            <text:p>6,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[.A13]" office:value-type="float" office:value="0.0769230769230769" calcext:value-type="float">
            <text:p>0,076923076923077</text:p>
          </table:table-cell>
          <table:table-cell office:value-type="float" office:value="5.4" calcext:value-type="float">
            <text:p>5,4</text:p>
          </table:table-cell>
          <table:table-cell/>
        </table:table-row>
        <table:table-row table:style-name="ro1">
          <table:table-cell office:value-type="float" office:value="13.5" calcext:value-type="float">
            <text:p>13,5</text:p>
          </table:table-cell>
          <table:table-cell table:formula="of:=1/[.A14]" office:value-type="float" office:value="0.0740740740740741" calcext:value-type="float">
            <text:p>0,074074074074074</text:p>
          </table:table-cell>
          <table:table-cell office:value-type="float" office:value="4.6" calcext:value-type="float">
            <text:p>4,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[.A15]" office:value-type="float" office:value="0.0714285714285714" calcext:value-type="float">
            <text:p>0,071428571428572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0.6" calcext:value-type="float">
            <text:p>10,6</text:p>
          </table:table-cell>
          <table:table-cell table:formula="of:=1/[.A16]" office:value-type="float" office:value="0.0943396226415094" calcext:value-type="float">
            <text:p>0,09433962264151</text:p>
          </table:table-cell>
          <table:table-cell office:value-type="float" office:value="22.4" calcext:value-type="float">
            <text:p>22,4</text:p>
          </table:table-cell>
          <table:table-cell/>
        </table:table-row>
        <table:table-row table:style-name="ro1">
          <table:table-cell office:value-type="float" office:value="10.5" calcext:value-type="float">
            <text:p>10,5</text:p>
          </table:table-cell>
          <table:table-cell table:formula="of:=1/[.A17]" office:value-type="float" office:value="0.0952380952380952" calcext:value-type="float">
            <text:p>0,095238095238095</text:p>
          </table:table-cell>
          <table:table-cell office:value-type="float" office:value="20.9" calcext:value-type="float">
            <text:p>20,9</text:p>
          </table:table-cell>
          <table:table-cell/>
        </table:table-row>
        <table:table-row table:style-name="ro1">
          <table:table-cell office:value-type="float" office:value="10.4" calcext:value-type="float">
            <text:p>10,4</text:p>
          </table:table-cell>
          <table:table-cell table:formula="of:=1/[.A18]" office:value-type="float" office:value="0.0961538461538462" calcext:value-type="float">
            <text:p>0,096153846153846</text:p>
          </table:table-cell>
          <table:table-cell office:value-type="float" office:value="18.8" calcext:value-type="float">
            <text:p>18,8</text:p>
          </table:table-cell>
          <table:table-cell/>
        </table:table-row>
        <table:table-row table:style-name="ro1">
          <table:table-cell office:value-type="float" office:value="10.3" calcext:value-type="float">
            <text:p>10,3</text:p>
          </table:table-cell>
          <table:table-cell table:formula="of:=1/[.A19]" office:value-type="float" office:value="0.0970873786407767" calcext:value-type="float">
            <text:p>0,097087378640777</text:p>
          </table:table-cell>
          <table:table-cell office:value-type="float" office:value="16.9" calcext:value-type="float">
            <text:p>16,9</text:p>
          </table:table-cell>
          <table:table-cell/>
        </table:table-row>
        <table:table-row table:style-name="ro1">
          <table:table-cell office:value-type="float" office:value="10.2" calcext:value-type="float">
            <text:p>10,2</text:p>
          </table:table-cell>
          <table:table-cell table:formula="of:=1/[.A20]" office:value-type="float" office:value="0.0980392156862745" calcext:value-type="float">
            <text:p>0,098039215686275</text:p>
          </table:table-cell>
          <table:table-cell office:value-type="float" office:value="14.8" calcext:value-type="float">
            <text:p>14,8</text:p>
          </table:table-cell>
          <table:table-cell/>
        </table:table-row>
        <table:table-row table:style-name="ro1">
          <table:table-cell office:value-type="float" office:value="10.1" calcext:value-type="float">
            <text:p>10,1</text:p>
          </table:table-cell>
          <table:table-cell table:formula="of:=1/[.A21]" office:value-type="float" office:value="0.099009900990099" calcext:value-type="float">
            <text:p>0,099009900990099</text:p>
          </table:table-cell>
          <table:table-cell office:value-type="float" office:value="13.2" calcext:value-type="float">
            <text:p>13,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A22]" office:value-type="float" office:value="0.1" calcext:value-type="float">
            <text:p>0,1</text:p>
          </table:table-cell>
          <table:table-cell office:value-type="float" office:value="10.8" calcext:value-type="float">
            <text:p>10,8</text:p>
          </table:table-cell>
          <table:table-cell/>
        </table:table-row>
        <table:table-row table:style-name="ro1">
          <table:table-cell office:value-type="float" office:value="9.5" calcext:value-type="float">
            <text:p>9,5</text:p>
          </table:table-cell>
          <table:table-cell table:formula="of:=1/[.A23]" office:value-type="float" office:value="0.105263157894737" calcext:value-type="float">
            <text:p>0,105263157894737</text:p>
          </table:table-cell>
          <table:table-cell office:value-type="float" office:value="6.8" calcext:value-type="float">
            <text:p>6,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[.A24]" office:value-type="float" office:value="0.111111111111111" calcext:value-type="float">
            <text:p>0,111111111111111</text:p>
          </table:table-cell>
          <table:table-cell office:value-type="float" office:value="4.7" calcext:value-type="float">
            <text:p>4,7</text:p>
          </table:table-cell>
          <table:table-cell/>
        </table:table-row>
        <table:table-row table:style-name="ro1">
          <table:table-cell office:value-type="float" office:value="8.5" calcext:value-type="float">
            <text:p>8,5</text:p>
          </table:table-cell>
          <table:table-cell table:formula="of:=1/[.A25]" office:value-type="float" office:value="0.117647058823529" calcext:value-type="float">
            <text:p>0,117647058823529</text:p>
          </table:table-cell>
          <table:table-cell office:value-type="float" office:value="3.4" calcext:value-type="float">
            <text:p>3,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A26]" office:value-type="float" office:value="0.125" calcext:value-type="float">
            <text:p>0,125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1">
          <table:table-cell office:value-type="float" office:value="9.8" calcext:value-type="float">
            <text:p>9,8</text:p>
          </table:table-cell>
          <table:table-cell table:formula="of:=1/[.A27]" office:value-type="float" office:value="0.102040816326531" calcext:value-type="float">
            <text:p>0,102040816326531</text:p>
          </table:table-cell>
          <table:table-cell office:value-type="float" office:value="8.8" calcext:value-type="float">
            <text:p>8,8</text:p>
          </table:table-cell>
          <table:table-cell/>
        </table:table-row>
        <table:table-row table:style-name="ro1">
          <table:table-cell office:value-type="float" office:value="11.7" calcext:value-type="float">
            <text:p>11,7</text:p>
          </table:table-cell>
          <table:table-cell table:formula="of:=1/[.A28]" office:value-type="float" office:value="0.0854700854700855" calcext:value-type="float">
            <text:p>0,085470085470086</text:p>
          </table:table-cell>
          <table:table-cell office:value-type="float" office:value="10.5" calcext:value-type="float">
            <text:p>10,5</text:p>
          </table:table-cell>
          <table:table-cell/>
        </table:table-row>
        <table:table-row table:style-name="ro1">
          <table:table-cell/>
          <table:table-cell table:formula="of:=1/[.A2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formula="of:=1/[.A30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formula="of:=1/[.A31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formula="of:=1/[.A3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formula="of:=1/[.A3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formula="of:=1/[.A3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formula="of:=1/[.A3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formula="of:=1/[.A3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formula="of:=1/[.A37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formula="of:=1/[.A38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/C</text:p>
          </table:table-cell>
          <table:table-cell table:number-columns-repeated="2"/>
        </table:table-row>
        <table:table-row table:style-name="ro1">
          <table:table-cell/>
          <table:table-cell table:formula="of:=1/[.A40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formula="of:=1/[.A41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formula="of:=1/[.A4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formula="of:=1/[.A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formula="of:=1/[.A4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formula="of:=1/[.A4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formula="of:=1/[.A46]" office:value-type="string" office:string-value="" calcext:value-type="error">
            <text:p>#DIV/0!</text:p>
          </table:table-cell>
          <table:table-cell table:number-columns-repeated="2"/>
        </table:table-row>
      </table:table>
      <table:table table:name="Tabelle1" table:style-name="ta1">
        <table:shapes>
          <draw:frame draw:z-index="0" draw:style-name="gr1" draw:text-style-name="P1" svg:width="159.97mm" svg:height="90.04mm" svg:x="244.5mm" svg:y="17.8mm">
            <loext:p draw:notify-on-update-of-ranges="Tabelle1.C1:Tabelle1.C1 Tabelle1.C2:Tabelle1.C46 Tabelle1.D1:Tabelle1.D1 Tabelle1.D2:Tabelle1.D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292.13mm" svg:y="121.92mm">
            <loext:p draw:notify-on-update-of-ranges="Tabelle1.C1:Tabelle1.C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Kapazität</text:p>
          </table:table-cell>
          <table:table-cell office:value-type="string" calcext:value-type="string">
            <text:p>1/C</text:p>
          </table:table-cell>
          <table:table-cell office:value-type="string" calcext:value-type="string">
            <text:p>Spannung</text:p>
          </table:table-cell>
          <table:table-cell office:value-type="string" calcext:value-type="string">
            <text:p>Spannungpeak</text:p>
          </table:table-cell>
        </table:table-row>
        <table:table-row table:style-name="ro1">
          <table:table-cell/>
          <table:table-cell office:value-type="float" office:value="0.0107" calcext:value-type="float">
            <text:p>0,0107</text:p>
          </table:table-cell>
          <table:table-cell table:formula="of:=1/[.B2]" office:value-type="float" office:value="93.4579439252336" calcext:value-type="float">
            <text:p>93,4579439252336</text:p>
          </table:table-cell>
          <table:table-cell office:value-type="float" office:value="33.9" calcext:value-type="float">
            <text:p>33,9</text:p>
          </table:table-cell>
          <table:table-cell office:value-type="float" office:value="3.44" calcext:value-type="float">
            <text:p>3,44</text:p>
          </table:table-cell>
        </table:table-row>
        <table:table-row table:style-name="ro1">
          <table:table-cell/>
          <table:table-cell office:value-type="float" office:value="0.0108" calcext:value-type="float">
            <text:p>0,0108</text:p>
          </table:table-cell>
          <table:table-cell table:formula="of:=1/[.B3]" office:value-type="float" office:value="92.5925925925926" calcext:value-type="float">
            <text:p>92,5925925925926</text:p>
          </table:table-cell>
          <table:table-cell office:value-type="float" office:value="31.7" calcext:value-type="float">
            <text:p>31,7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0.0109" calcext:value-type="float">
            <text:p>0,0109</text:p>
          </table:table-cell>
          <table:table-cell table:formula="of:=1/[.B4]" office:value-type="float" office:value="91.743119266055" calcext:value-type="float">
            <text:p>91,743119266055</text:p>
          </table:table-cell>
          <table:table-cell office:value-type="float" office:value="27.9" calcext:value-type="float">
            <text:p>27,9</text:p>
          </table:table-cell>
          <table:table-cell office:value-type="float" office:value="3.58" calcext:value-type="float">
            <text:p>3,58</text:p>
          </table:table-cell>
        </table:table-row>
        <table:table-row table:style-name="ro1">
          <table:table-cell/>
          <table:table-cell office:value-type="float" office:value="0.011" calcext:value-type="float">
            <text:p>0,011</text:p>
          </table:table-cell>
          <table:table-cell table:formula="of:=1/[.B5]" office:value-type="float" office:value="90.9090909090909" calcext:value-type="float">
            <text:p>90,9090909090909</text:p>
          </table:table-cell>
          <table:table-cell office:value-type="float" office:value="23.6" calcext:value-type="float">
            <text:p>23,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/>
          <table:table-cell office:value-type="float" office:value="0.0111" calcext:value-type="float">
            <text:p>0,0111</text:p>
          </table:table-cell>
          <table:table-cell table:formula="of:=1/[.B6]" office:value-type="float" office:value="90.0900900900901" calcext:value-type="float">
            <text:p>90,0900900900901</text:p>
          </table:table-cell>
          <table:table-cell office:value-type="float" office:value="20.2" calcext:value-type="float">
            <text:p>20,2</text:p>
          </table:table-cell>
          <table:table-cell office:value-type="float" office:value="3.78" calcext:value-type="float">
            <text:p>3,78</text:p>
          </table:table-cell>
        </table:table-row>
        <table:table-row table:style-name="ro1">
          <table:table-cell/>
          <table:table-cell office:value-type="float" office:value="0.0112" calcext:value-type="float">
            <text:p>0,0112</text:p>
          </table:table-cell>
          <table:table-cell table:formula="of:=1/[.B7]" office:value-type="float" office:value="89.2857142857143" calcext:value-type="float">
            <text:p>89,2857142857143</text:p>
          </table:table-cell>
          <table:table-cell office:value-type="float" office:value="17.5" calcext:value-type="float">
            <text:p>17,5</text:p>
          </table:table-cell>
          <table:table-cell office:value-type="float" office:value="3.82" calcext:value-type="float">
            <text:p>3,82</text:p>
          </table:table-cell>
        </table:table-row>
        <table:table-row table:style-name="ro1">
          <table:table-cell/>
          <table:table-cell office:value-type="float" office:value="0.0113" calcext:value-type="float">
            <text:p>0,0113</text:p>
          </table:table-cell>
          <table:table-cell table:formula="of:=1/[.B8]" office:value-type="float" office:value="88.4955752212389" calcext:value-type="float">
            <text:p>88,4955752212389</text:p>
          </table:table-cell>
          <table:table-cell office:value-type="float" office:value="15.2" calcext:value-type="float">
            <text:p>15,2</text:p>
          </table:table-cell>
          <table:table-cell office:value-type="float" office:value="3.86" calcext:value-type="float">
            <text:p>3,86</text:p>
          </table:table-cell>
        </table:table-row>
        <table:table-row table:style-name="ro1">
          <table:table-cell/>
          <table:table-cell office:value-type="float" office:value="0.0114" calcext:value-type="float">
            <text:p>0,0114</text:p>
          </table:table-cell>
          <table:table-cell table:formula="of:=1/[.B9]" office:value-type="float" office:value="87.719298245614" calcext:value-type="float">
            <text:p>87,719298245614</text:p>
          </table:table-cell>
          <table:table-cell office:value-type="float" office:value="13.6" calcext:value-type="float">
            <text:p>13,6</text:p>
          </table:table-cell>
          <table:table-cell office:value-type="float" office:value="3.86" calcext:value-type="float">
            <text:p>3,86</text:p>
          </table:table-cell>
        </table:table-row>
        <table:table-row table:style-name="ro1">
          <table:table-cell/>
          <table:table-cell office:value-type="float" office:value="0.0116" calcext:value-type="float">
            <text:p>0,0116</text:p>
          </table:table-cell>
          <table:table-cell table:formula="of:=1/[.B10]" office:value-type="float" office:value="86.2068965517241" calcext:value-type="float">
            <text:p>86,2068965517241</text:p>
          </table:table-cell>
          <table:table-cell office:value-type="float" office:value="11" calcext:value-type="float">
            <text:p>11</text:p>
          </table:table-cell>
          <table:table-cell office:value-type="float" office:value="3.88" calcext:value-type="float">
            <text:p>3,88</text:p>
          </table:table-cell>
        </table:table-row>
        <table:table-row table:style-name="ro1">
          <table:table-cell/>
          <table:table-cell office:value-type="float" office:value="0.0118" calcext:value-type="float">
            <text:p>0,0118</text:p>
          </table:table-cell>
          <table:table-cell table:formula="of:=1/[.B11]" office:value-type="float" office:value="84.7457627118644" calcext:value-type="float">
            <text:p>84,7457627118644</text:p>
          </table:table-cell>
          <table:table-cell office:value-type="float" office:value="9.8" calcext:value-type="float">
            <text:p>9,8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/>
          <table:table-cell office:value-type="float" office:value="0.012" calcext:value-type="float">
            <text:p>0,012</text:p>
          </table:table-cell>
          <table:table-cell table:formula="of:=1/[.B12]" office:value-type="float" office:value="83.3333333333333" calcext:value-type="float">
            <text:p>83,3333333333333</text:p>
          </table:table-cell>
          <table:table-cell office:value-type="float" office:value="8.1" calcext:value-type="float">
            <text:p>8,1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/>
          <table:table-cell office:value-type="float" office:value="0.0125" calcext:value-type="float">
            <text:p>0,0125</text:p>
          </table:table-cell>
          <table:table-cell table:formula="of:=1/[.B13]" office:value-type="float" office:value="80" calcext:value-type="float">
            <text:p>80</text:p>
          </table:table-cell>
          <table:table-cell office:value-type="float" office:value="6.1" calcext:value-type="float">
            <text:p>6,1</text:p>
          </table:table-cell>
          <table:table-cell office:value-type="float" office:value="3.92" calcext:value-type="float">
            <text:p>3,92</text:p>
          </table:table-cell>
        </table:table-row>
        <table:table-row table:style-name="ro1">
          <table:table-cell/>
          <table:table-cell office:value-type="float" office:value="0.013" calcext:value-type="float">
            <text:p>0,013</text:p>
          </table:table-cell>
          <table:table-cell table:formula="of:=1/[.B14]" office:value-type="float" office:value="76.9230769230769" calcext:value-type="float">
            <text:p>76,9230769230769</text:p>
          </table:table-cell>
          <table:table-cell office:value-type="float" office:value="5" calcext:value-type="float">
            <text:p>5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/>
          <table:table-cell office:value-type="float" office:value="0.0135" calcext:value-type="float">
            <text:p>0,0135</text:p>
          </table:table-cell>
          <table:table-cell table:formula="of:=1/[.B15]" office:value-type="float" office:value="74.0740740740741" calcext:value-type="float">
            <text:p>74,0740740740741</text:p>
          </table:table-cell>
          <table:table-cell office:value-type="float" office:value="4.2" calcext:value-type="float">
            <text:p>4,2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/>
          <table:table-cell office:value-type="float" office:value="0.014" calcext:value-type="float">
            <text:p>0,014</text:p>
          </table:table-cell>
          <table:table-cell table:formula="of:=1/[.B16]" office:value-type="float" office:value="71.4285714285714" calcext:value-type="float">
            <text:p>71,4285714285714</text:p>
          </table:table-cell>
          <table:table-cell office:value-type="float" office:value="3.7" calcext:value-type="float">
            <text:p>3,7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/>
          <table:table-cell office:value-type="float" office:value="0.0145" calcext:value-type="float">
            <text:p>0,0145</text:p>
          </table:table-cell>
          <table:table-cell table:formula="of:=1/[.B17]" office:value-type="float" office:value="68.9655172413793" calcext:value-type="float">
            <text:p>68,9655172413793</text:p>
          </table:table-cell>
          <table:table-cell office:value-type="float" office:value="3.3" calcext:value-type="float">
            <text:p>3,3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 table:number-columns-repeated="2"/>
          <table:table-cell table:formula="of:=1/[.B18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/[.B1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06" calcext:value-type="float">
            <text:p>0,0106</text:p>
          </table:table-cell>
          <table:table-cell table:formula="of:=1/[.B20]" office:value-type="float" office:value="94.3396226415094" calcext:value-type="float">
            <text:p>94,3396226415094</text:p>
          </table:table-cell>
          <table:table-cell office:value-type="float" office:value="32.3" calcext:value-type="float">
            <text:p>32,3</text:p>
          </table:table-cell>
          <table:table-cell office:value-type="float" office:value="3.46" calcext:value-type="float">
            <text:p>3,46</text:p>
          </table:table-cell>
        </table:table-row>
        <table:table-row table:style-name="ro1">
          <table:table-cell/>
          <table:table-cell office:value-type="float" office:value="0.0105" calcext:value-type="float">
            <text:p>0,0105</text:p>
          </table:table-cell>
          <table:table-cell table:formula="of:=1/[.B21]" office:value-type="float" office:value="95.2380952380952" calcext:value-type="float">
            <text:p>95,2380952380952</text:p>
          </table:table-cell>
          <table:table-cell office:value-type="float" office:value="28.5" calcext:value-type="float">
            <text:p>28,5</text:p>
          </table:table-cell>
          <table:table-cell office:value-type="float" office:value="3.56" calcext:value-type="float">
            <text:p>3,56</text:p>
          </table:table-cell>
        </table:table-row>
        <table:table-row table:style-name="ro1">
          <table:table-cell/>
          <table:table-cell office:value-type="float" office:value="0.0104" calcext:value-type="float">
            <text:p>0,0104</text:p>
          </table:table-cell>
          <table:table-cell table:formula="of:=1/[.B22]" office:value-type="float" office:value="96.1538461538462" calcext:value-type="float">
            <text:p>96,1538461538462</text:p>
          </table:table-cell>
          <table:table-cell office:value-type="float" office:value="23.8" calcext:value-type="float">
            <text:p>23,8</text:p>
          </table:table-cell>
          <table:table-cell office:value-type="float" office:value="3.68" calcext:value-type="float">
            <text:p>3,68</text:p>
          </table:table-cell>
        </table:table-row>
        <table:table-row table:style-name="ro1">
          <table:table-cell/>
          <table:table-cell office:value-type="float" office:value="0.0103" calcext:value-type="float">
            <text:p>0,0103</text:p>
          </table:table-cell>
          <table:table-cell table:formula="of:=1/[.B23]" office:value-type="float" office:value="97.0873786407767" calcext:value-type="float">
            <text:p>97,0873786407767</text:p>
          </table:table-cell>
          <table:table-cell office:value-type="float" office:value="20.2" calcext:value-type="float">
            <text:p>20,2</text:p>
          </table:table-cell>
          <table:table-cell office:value-type="float" office:value="3.76" calcext:value-type="float">
            <text:p>3,76</text:p>
          </table:table-cell>
        </table:table-row>
        <table:table-row table:style-name="ro1">
          <table:table-cell/>
          <table:table-cell office:value-type="float" office:value="0.0102" calcext:value-type="float">
            <text:p>0,0102</text:p>
          </table:table-cell>
          <table:table-cell table:formula="of:=1/[.B24]" office:value-type="float" office:value="98.0392156862745" calcext:value-type="float">
            <text:p>98,0392156862745</text:p>
          </table:table-cell>
          <table:table-cell office:value-type="float" office:value="16.9" calcext:value-type="float">
            <text:p>16,9</text:p>
          </table:table-cell>
          <table:table-cell office:value-type="float" office:value="3.82" calcext:value-type="float">
            <text:p>3,82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table:formula="of:=1/[.B25]" office:value-type="float" office:value="100" calcext:value-type="float">
            <text:p>100</text:p>
          </table:table-cell>
          <table:table-cell office:value-type="float" office:value="11.6" calcext:value-type="float">
            <text:p>11,6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/>
          <table:table-cell office:value-type="float" office:value="0.0098" calcext:value-type="float">
            <text:p>0,0098</text:p>
          </table:table-cell>
          <table:table-cell table:formula="of:=1/[.B26]" office:value-type="float" office:value="102.040816326531" calcext:value-type="float">
            <text:p>102,040816326531</text:p>
          </table:table-cell>
          <table:table-cell office:value-type="float" office:value="9.2" calcext:value-type="float">
            <text:p>9,2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/>
          <table:table-cell office:value-type="float" office:value="0.0096" calcext:value-type="float">
            <text:p>0,0096</text:p>
          </table:table-cell>
          <table:table-cell table:formula="of:=1/[.B27]" office:value-type="float" office:value="104.166666666667" calcext:value-type="float">
            <text:p>104,166666666667</text:p>
          </table:table-cell>
          <table:table-cell office:value-type="float" office:value="7.5" calcext:value-type="float">
            <text:p>7,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/>
          <table:table-cell office:value-type="float" office:value="0.0095" calcext:value-type="float">
            <text:p>0,0095</text:p>
          </table:table-cell>
          <table:table-cell table:formula="of:=1/[.B28]" office:value-type="float" office:value="105.263157894737" calcext:value-type="float">
            <text:p>105,263157894737</text:p>
          </table:table-cell>
          <table:table-cell office:value-type="float" office:value="6.9" calcext:value-type="float">
            <text:p>6,9</text:p>
          </table:table-cell>
          <table:table-cell office:value-type="float" office:value="3.92" calcext:value-type="float">
            <text:p>3,92</text:p>
          </table:table-cell>
        </table:table-row>
        <table:table-row table:style-name="ro1">
          <table:table-cell/>
          <table:table-cell office:value-type="float" office:value="0.009" calcext:value-type="float">
            <text:p>0,009</text:p>
          </table:table-cell>
          <table:table-cell table:formula="of:=1/[.B29]" office:value-type="float" office:value="111.111111111111" calcext:value-type="float">
            <text:p>111,111111111111</text:p>
          </table:table-cell>
          <table:table-cell office:value-type="float" office:value="4.8" calcext:value-type="float">
            <text:p>4,8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/>
          <table:table-cell office:value-type="float" office:value="0.0085" calcext:value-type="float">
            <text:p>0,0085</text:p>
          </table:table-cell>
          <table:table-cell table:formula="of:=1/[.B30]" office:value-type="float" office:value="117.647058823529" calcext:value-type="float">
            <text:p>117,647058823529</text:p>
          </table:table-cell>
          <table:table-cell office:value-type="float" office:value="3.5" calcext:value-type="float">
            <text:p>3,5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/>
          <table:table-cell office:value-type="float" office:value="0.008" calcext:value-type="float">
            <text:p>0,008</text:p>
          </table:table-cell>
          <table:table-cell table:formula="of:=1/[.B31]" office:value-type="float" office:value="125" calcext:value-type="float">
            <text:p>125</text:p>
          </table:table-cell>
          <table:table-cell office:value-type="float" office:value="2.7" calcext:value-type="float">
            <text:p>2,7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 table:number-columns-repeated="2"/>
          <table:table-cell table:formula="of:=1/[.B3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/[.B3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/[.B3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/[.B3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/[.B3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/[.B37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/[.B38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/[.B3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/[.B40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/[.B41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/[.B4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/[.B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/[.B4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/[.B4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/[.B46]" office:value-type="string" office:string-value="" calcext:value-type="error">
            <text:p>#DIV/0!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4:27:13.585000000</meta:creation-date>
    <dc:date>2018-01-24T16:19:27.992000000</dc:date>
    <meta:editing-duration>PT47M3S</meta:editing-duration>
    <meta:editing-cycles>11</meta:editing-cycles>
    <meta:generator>LibreOffice/5.3.6.1$Windows_x86 LibreOffice_project/686f202eff87ef707079aeb7f485847613344eb7</meta:generator>
    <meta:document-statistic meta:table-count="6" meta:cell-count="77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29cm" style:legend-expansion="high" chart:style-name="ch2"/>
        <chart:plot-area chart:style-name="ch3" table:cell-range-address="Tabelle1.C1:Tabelle1.D46" chart:data-source-has-labels="row" svg:x="0.319cm" svg:y="0.18cm" svg:width="13.07cm" svg:height="8.645cm">
          <chartooo:coordinate-region svg:x="0.94cm" svg:y="0.353cm" svg:width="12.169cm" svg:height="7.8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D2:Tabelle1.D46" chart:label-cell-address="Tabelle1.D1:Tabelle1.D1" chart:class="chart:scatter">
            <chart:domain table:cell-range-address="Tabelle1.C2:Tabelle1.C46"/>
            <chart:data-point chart:repeated="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nnung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.4579439252336">
                <text:p>93.4579439252336</text:p>
                <draw:g>
                  <svg:desc>Tabelle1.C2:Tabelle1.C46</svg:desc>
                </draw:g>
              </table:table-cell>
              <table:table-cell office:value-type="float" office:value="33.9">
                <text:p>33.9</text:p>
                <draw:g>
                  <svg:desc>Tabelle1.D2:Tabelle1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.5925925925926">
                <text:p>92.5925925925926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743119266055">
                <text:p>91.74311926605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.0900900900901">
                <text:p>90.0900900900901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2857142857143">
                <text:p>89.285714285714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4955752212389">
                <text:p>88.495575221238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719298245614">
                <text:p>87.71929824561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2068965517241">
                <text:p>86.20689655172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.7457627118644">
                <text:p>84.745762711864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0740740740741">
                <text:p>74.074074074074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.9655172413793">
                <text:p>68.965517241379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.3396226415094">
                <text:p>94.3396226415094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.2380952380952">
                <text:p>95.2380952380952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.0873786407767">
                <text:p>97.0873786407767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.0392156862745">
                <text:p>98.0392156862745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.040816326531">
                <text:p>102.04081632653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.263157894737">
                <text:p>105.26315789473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7.647058823529">
                <text:p>117.64705882352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">
                <text:p>12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714cm" svg:y="4.229cm" style:legend-expansion="high" chart:style-name="ch2"/>
        <chart:plot-area chart:style-name="ch3" table:cell-range-address="Tabelle1.C1:Tabelle1.C46 Tabelle1.E1:Tabelle1.E31" chart:data-source-has-labels="row" svg:x="0.319cm" svg:y="0.18cm" svg:width="14.076cm" svg:height="8.645cm">
          <chartooo:coordinate-region svg:x="0.94cm" svg:y="0.353cm" svg:width="13.082cm" svg:height="7.8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2:Tabelle1.C46 Tabelle1.E1:Tabelle1.E31" chart:label-cell-address="Tabelle1.C1:Tabelle1.C1" chart:class="chart:scatter">
            <chart:data-point chart:repeated="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.4579439252336">
                <text:p>93.4579439252336</text:p>
                <draw:g>
                  <svg:desc>Tabelle1.C2:Tabelle1.C46 Tabelle1.E1:Tabelle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.5925925925926">
                <text:p>92.5925925925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743119266055">
                <text:p>91.743119266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.0900900900901">
                <text:p>90.0900900900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2857142857143">
                <text:p>89.2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4955752212389">
                <text:p>88.4955752212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719298245614">
                <text:p>87.719298245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2068965517241">
                <text:p>86.2068965517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.7457627118644">
                <text:p>84.7457627118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.9230769230769">
                <text:p>76.9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0740740740741">
                <text:p>74.0740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.4285714285714">
                <text:p>71.4285714285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.9655172413793">
                <text:p>68.96551724137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.3396226415094">
                <text:p>94.33962264150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.2380952380952">
                <text:p>95.2380952380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.1538461538462">
                <text:p>96.15384615384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.0873786407767">
                <text:p>97.08737864077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.0392156862745">
                <text:p>98.03921568627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.040816326531">
                <text:p>102.0408163265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.166666666667">
                <text:p>104.1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.263157894737">
                <text:p>105.2631578947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.111111111111">
                <text:p>111.111111111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7.647058823529">
                <text:p>117.6470588235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4">
                <text:p>3.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29cm" style:legend-expansion="high" chart:style-name="ch2"/>
        <chart:plot-area chart:style-name="ch3" table:cell-range-address="Tabelle2.B1:Tabelle2.C46" chart:data-source-has-labels="row" svg:x="0.319cm" svg:y="0.18cm" svg:width="13.07cm" svg:height="8.645cm">
          <chartooo:coordinate-region svg:x="0.94cm" svg:y="0.353cm" svg:width="12.118cm" svg:height="7.8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2.C2:Tabelle2.C46" chart:label-cell-address="Tabelle2.C1:Tabelle2.C1" chart:class="chart:scatter">
            <chart:domain table:cell-range-address="Tabelle2.B2:Tabelle2.B46"/>
            <chart:data-point chart:repeated="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nnung</text:p>
                <draw:g>
                  <svg:desc>Tabelle2.C1:Tabelle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34579439252336">
                <text:p>0.0934579439252336</text:p>
                <draw:g>
                  <svg:desc>Tabelle2.B2:Tabelle2.B46</svg:desc>
                </draw:g>
              </table:table-cell>
              <table:table-cell office:value-type="float" office:value="23.1">
                <text:p>23.1</text:p>
                <draw:g>
                  <svg:desc>Tabelle2.C2:Tabelle2.C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1743119266055">
                <text:p>0.09174311926605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00900900900901">
                <text:p>0.0900900900900901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92857142857143">
                <text:p>0.0892857142857143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84955752212389">
                <text:p>0.088495575221238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7719298245614">
                <text:p>0.08771929824561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69565217391304">
                <text:p>0.086956521739130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43396226415094">
                <text:p>0.0943396226415094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1538461538462">
                <text:p>0.096153846153846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70873786407767">
                <text:p>0.0970873786407767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80392156862745">
                <text:p>0.098039215686274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9009900990099">
                <text:p>0.09900990099009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">
                <text:p>0.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5">
                <text:p>0.12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040816326531">
                <text:p>0.10204081632653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54700854700855">
                <text:p>0.085470085470085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27cm" style:legend-expansion="high" chart:style-name="ch2"/>
        <chart:plot-area chart:style-name="ch3" table:cell-range-address="Tabelle3.B1:Tabelle3.C38" chart:data-source-has-labels="row" svg:x="0.32cm" svg:y="0.18cm" svg:width="13.07cm" svg:height="8.64cm">
          <chartooo:coordinate-region svg:x="0.756cm" svg:y="0.353cm" svg:width="12.117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3.C2:Tabelle3.C38" chart:label-cell-address="Tabelle3.C1:Tabelle3.C1" chart:class="chart:scatter">
            <chart:domain table:cell-range-address="Tabelle3.B2:Tabelle3.B38"/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nnung</text:p>
                <draw:g>
                  <svg:desc>Tabelle3.C1:Tabelle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Tabelle3.B2:Tabelle3.B38</svg:desc>
                </draw:g>
              </table:table-cell>
              <table:table-cell office:value-type="float" office:value="14.2">
                <text:p>14.2</text:p>
                <draw:g>
                  <svg:desc>Tabelle3.C2:Tabelle3.C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1010101010101">
                <text:p>0.101010101010101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2040816326531">
                <text:p>0.102040816326531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3092783505155">
                <text:p>0.1030927835051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6382978723404">
                <text:p>0.10638297872340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752688172043">
                <text:p>0.1075268817204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5">
                <text:p>0.12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9009900990099">
                <text:p>0.09900990099009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80392156862745">
                <text:p>0.0980392156862745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70873786407767">
                <text:p>0.0970873786407767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61538461538462">
                <text:p>0.09615384615384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43396226415094">
                <text:p>0.094339622641509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34579439252336">
                <text:p>0.093457943925233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1743119266055">
                <text:p>0.09174311926605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69565217391304">
                <text:p>0.08695652173913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">
                <text:p>0.0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92857142857143">
                <text:p>0.08928571428571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29cm" style:legend-expansion="high" chart:style-name="ch2"/>
        <chart:plot-area chart:style-name="ch3" table:cell-range-address="Tabelle4.B1:Tabelle4.C60" chart:data-source-has-labels="row" svg:x="0.319cm" svg:y="0.18cm" svg:width="13.07cm" svg:height="8.645cm">
          <chartooo:coordinate-region svg:x="0.94cm" svg:y="0.353cm" svg:width="12.262cm" svg:height="7.8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4.C2:Tabelle4.C60" chart:label-cell-address="Tabelle4.C1:Tabelle4.C1" chart:class="chart:scatter">
            <chart:domain table:cell-range-address="Tabelle4.B2:Tabelle4.B60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nnung</text:p>
                <draw:g>
                  <svg:desc>Tabelle4.C1:Tabelle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3782643102084">
                <text:p>2.63782643102084</text:p>
                <draw:g>
                  <svg:desc>Tabelle4.B2:Tabelle4.B60</svg:desc>
                </draw:g>
              </table:table-cell>
              <table:table-cell office:value-type="float" office:value="4">
                <text:p>4</text:p>
                <draw:g>
                  <svg:desc>Tabelle4.C2:Tabelle4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3504611330698">
                <text:p>2.635046113306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525198938992">
                <text:p>2.65251989389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2881177707676">
                <text:p>2.62881177707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2123197903014">
                <text:p>2.6212319790301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1437908496732">
                <text:p>2.6143790849673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0756192959583">
                <text:p>2.6075619295958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0078023407022">
                <text:p>2.6007802340702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9403372243839">
                <text:p>2.5940337224383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8732212160414">
                <text:p>2.5873221216041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8064516129032">
                <text:p>2.5806451612903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7400257400257">
                <text:p>2.5740025740025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3485424588086">
                <text:p>2.5348542458808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1572327044025">
                <text:p>2.515723270440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9687890137328">
                <text:p>2.4968789013732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8447204968944">
                <text:p>2.484472049689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7218788627936">
                <text:p>2.4721878862793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60024600246">
                <text:p>2.46002460024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3605359317905">
                <text:p>2.4360535931790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0673886883273">
                <text:p>2.4067388688327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7812128418549">
                <text:p>2.3781212841854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5017626321974">
                <text:p>2.3501762632197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2288037166086">
                <text:p>2.3228803716608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9621125143513">
                <text:p>2.29621125143513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4466891133558">
                <text:p>2.2446689113355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953896816685">
                <text:p>2.1953896816685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4822771213749">
                <text:p>2.14822771213749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0304942166141">
                <text:p>2.10304942166141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5973223480947">
                <text:p>2.05973223480947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1816347124117">
                <text:p>2.01816347124117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782393669634">
                <text:p>1.97823936696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3986420950533">
                <text:p>1.9398642095053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3318056828598">
                <text:p>1.83318056828598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3761946133797">
                <text:p>1.73761946133797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5152766308836">
                <text:p>1.65152766308836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1743444365698">
                <text:p>1.417434443656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9905533063428">
                <text:p>2.6990553306342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77392510402219">
                <text:p>2.7739251040221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5306704707561">
                <text:p>2.8530670470756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93685756240822">
                <text:p>2.9368575624082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571860816944">
                <text:p>3.0257186081694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201248049922">
                <text:p>3.120124804992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22061191626409">
                <text:p>3.2206119162640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2778702163062">
                <text:p>3.32778702163062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44234079173838">
                <text:p>3.44234079173838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650623885918">
                <text:p>3.5650623885918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9685767097967">
                <text:p>3.6968576709796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3877159309021">
                <text:p>3.83877159309021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99201596806387">
                <text:p>3.99201596806387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15800415800416">
                <text:p>4.15800415800416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33839479392625">
                <text:p>4.33839479392625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3514739229025">
                <text:p>4.5351473922902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75059382422803">
                <text:p>4.75059382422803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98753117206983">
                <text:p>4.987531172069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9502487562189">
                <text:p>9.9502487562189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8019801980198">
                <text:p>19.8019801980198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29cm" style:legend-expansion="high" chart:style-name="ch2"/>
        <chart:plot-area chart:style-name="ch3" table:cell-range-address="Tabelle5.B1:Tabelle5.C65" chart:data-source-has-labels="row" svg:x="0.319cm" svg:y="0.18cm" svg:width="13.07cm" svg:height="8.645cm">
          <chartooo:coordinate-region svg:x="0.94cm" svg:y="0.353cm" svg:width="12.263cm" svg:height="7.8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5.C2:Tabelle5.C65" chart:label-cell-address="Tabelle5.C1:Tabelle5.C1" chart:class="chart:scatter">
            <chart:domain table:cell-range-address="Tabelle5.B2:Tabelle5.B65"/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nnung</text:p>
                <draw:g>
                  <svg:desc>Tabelle5.C1:Tabelle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3157894736842">
                <text:p>2.63157894736842</text:p>
                <draw:g>
                  <svg:desc>Tabelle5.B2:Tabelle5.B65</svg:desc>
                </draw:g>
              </table:table-cell>
              <table:table-cell office:value-type="float" office:value="21">
                <text:p>21</text:p>
                <draw:g>
                  <svg:desc>Tabelle5.C2:Tabelle5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8817204301075">
                <text:p>2.688172043010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4117647058823">
                <text:p>2.94117647058823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25">
                <text:p>3.125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25">
                <text:p>6.2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">
                <text:p>2.5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6410256410256">
                <text:p>2.56410256410256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0963855421687">
                <text:p>2.40963855421687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5294117647059">
                <text:p>2.352941176470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0526315789474">
                <text:p>2.10526315789474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11cm" svg:height="9.006cm" xlink:href=".." xlink:type="simple" chart:class="chart:scatter" chart:style-name="ch1">
        <chart:legend chart:legend-position="end" svg:x="19.82cm" svg:y="4.23cm" style:legend-expansion="high" chart:style-name="ch2"/>
        <chart:plot-area chart:style-name="ch3" table:cell-range-address="Tabelle6.B1:Tabelle6.C65" chart:data-source-has-labels="row" svg:x="0.442cm" svg:y="0.18cm" svg:width="18.936cm" svg:height="8.646cm">
          <chartooo:coordinate-region svg:x="1.063cm" svg:y="0.353cm" svg:width="18.129cm" svg:height="7.8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6.C2:Tabelle6.C65" chart:label-cell-address="Tabelle6.C1:Tabelle6.C1" chart:class="chart:scatter">
            <chart:domain table:cell-range-address="Tabelle6.B2:Tabelle6.B65"/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nnung</text:p>
                <draw:g>
                  <svg:desc>Tabelle6.C1:Tabelle6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8024658268561">
                <text:p>2.68024658268561</text:p>
                <draw:g>
                  <svg:desc>Tabelle6.B2:Tabelle6.B65</svg:desc>
                </draw:g>
              </table:table-cell>
              <table:table-cell office:value-type="float" office:value="7.5">
                <text:p>7.5</text:p>
                <draw:g>
                  <svg:desc>Tabelle6.C2:Tabelle6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4410364886304">
                <text:p>2.6441036488630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6410256410256">
                <text:p>2.5641025641025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7272727272727">
                <text:p>2.27272727272727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7391304347826">
                <text:p>2.17391304347826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5185185185185">
                <text:p>1.8518518518518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4117647058823">
                <text:p>2.9411764705882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25">
                <text:p>3.125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25">
                <text:p>6.2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